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72in"/>
    </style:style>
    <style:style style:name="co2" style:family="table-column">
      <style:table-column-properties fo:break-before="auto" style:column-width="0.2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78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2.6043in" fo:break-before="auto" style:use-optimal-row-height="false"/>
    </style:style>
    <style:style style:name="ro3" style:family="table-row">
      <style:table-row-properties style:row-height="0.18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5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none"/>
      <style:paragraph-properties fo:text-align="end" fo:margin-left="0in"/>
    </style:style>
    <style:style style:name="ce7" style:family="table-cell" style:parent-style-name="Default">
      <style:table-cell-properties fo:border-bottom="none" fo:background-color="#dc85e9" style:text-align-source="fix" style:repeat-content="false" fo:border-left="0.74pt solid #000000" fo:border-right="none" fo:border-top="none"/>
      <style:paragraph-properties fo:text-align="end" fo:margin-left="0in"/>
    </style:style>
    <style:style style:name="ce8" style:family="table-cell" style:parent-style-name="Default">
      <style:table-cell-properties fo:border-bottom="none" fo:background-color="#92e285" style:text-align-source="fix" style:repeat-content="false" fo:border-left="0.74pt solid #000000" fo:border-right="none" fo:border-top="none"/>
      <style:paragraph-properties fo:text-align="end" fo:margin-left="0in"/>
    </style:style>
    <style:style style:name="ce9" style:family="table-cell" style:parent-style-name="Default">
      <style:table-cell-properties fo:border-bottom="none" fo:background-color="#e9b913" style:text-align-source="fix" style:repeat-content="false" fo:border-left="0.74pt solid #000000" fo:border-right="none" fo:border-top="none"/>
      <style:paragraph-properties fo:text-align="end" fo:margin-left="0in"/>
    </style:style>
    <style:style style:name="ce10" style:family="table-cell" style:parent-style-name="Default">
      <style:table-cell-properties fo:border-bottom="none" fo:background-color="#e6e905" style:text-align-source="fix" style:repeat-content="false" fo:border-left="0.74pt solid #000000" fo:border-right="none" fo:border-top="none"/>
      <style:paragraph-properties fo:text-align="end" fo:margin-left="0in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a1467e" style:text-align-source="fix" style:repeat-content="false" fo:border-left="0.74pt solid #000000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81d41a" fo:border="0.74pt solid #000000"/>
    </style:style>
    <style:style style:name="ce17" style:family="table-cell" style:parent-style-name="Default">
      <style:table-cell-properties fo:background-color="#ff0000" fo:border="0.74pt solid #000000"/>
    </style:style>
    <style:style style:name="ce18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dc85e9"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fo:background-color="#92e285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e9b913" style:text-align-source="fix" style:repeat-content="false" fo:border="none"/>
      <style:paragraph-properties fo:text-align="start" fo:margin-left="0in"/>
    </style:style>
    <style:style style:name="ce25" style:family="table-cell" style:parent-style-name="Default">
      <style:table-cell-properties fo:background-color="#e6e905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cccccc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order-bottom="none" fo:background-color="#a1467e" style:text-align-source="fix" style:repeat-content="false" fo:border-left="0.74pt solid #000000" fo:border-right="none" fo:border-top="none"/>
      <style:paragraph-properties fo:text-align="start" fo:margin-left="0in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fo:background-color="#5983b0" style:text-align-source="fix" style:repeat-content="false" fo:border="none"/>
      <style:paragraph-properties fo:text-align="end" fo:margin-left="0in"/>
    </style:style>
    <style:style style:name="ce33" style:family="table-cell" style:parent-style-name="Default">
      <style:table-cell-properties fo:background-color="#ff7b59" style:text-align-source="fix" style:repeat-content="false" fo:border="none"/>
      <style:paragraph-properties fo:text-align="end" fo:margin-left="0in"/>
    </style:style>
    <style:style style:name="ce34" style:family="table-cell" style:parent-style-name="Default">
      <style:table-cell-properties fo:background-color="#b4c7dc" style:text-align-source="fix" style:repeat-content="false" fo:border="none"/>
      <style:paragraph-properties fo:text-align="end" fo:margin-left="0in"/>
    </style:style>
    <style:style style:name="ce35" style:family="table-cell" style:parent-style-name="Default">
      <style:table-cell-properties fo:background-color="#ffff6d" style:text-align-source="fix" style:repeat-content="false" fo:border="none"/>
      <style:paragraph-properties fo:text-align="end" fo:margin-left="0in"/>
    </style:style>
    <style:style style:name="ce36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37" style:family="table-cell" style:parent-style-name="Default">
      <style:table-cell-properties fo:background-color="#cccccc" fo:border="none"/>
    </style:style>
    <style:style style:name="ce38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start" fo:margin-left="0in"/>
    </style:style>
    <style:style style:name="ce40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/>
      <style:paragraph-properties fo:text-align="start" fo:margin-left="0in"/>
    </style:style>
    <style:style style:name="ce41" style:family="table-cell" style:parent-style-name="Default">
      <style:table-cell-properties fo:border-bottom="none" fo:background-color="#5983b0" style:text-align-source="fix" style:repeat-content="false" fo:border-left="none" fo:border-right="0.74pt solid #000000" fo:border-top="non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none"/>
      <style:paragraph-properties fo:text-align="start" fo:margin-left="0in"/>
    </style:style>
    <style:style style:name="ce43" style:family="table-cell" style:parent-style-name="Default">
      <style:table-cell-properties fo:border-bottom="none" fo:background-color="#ffff6d" style:text-align-source="fix" style:repeat-content="false" fo:border-left="none" fo:border-right="0.74pt solid #000000" fo:border-top="none"/>
      <style:paragraph-properties fo:text-align="start" fo:margin-left="0in"/>
    </style:style>
    <style:style style:name="ce44" style:family="table-cell" style:parent-style-name="Default">
      <style:table-cell-properties fo:border-bottom="0.74pt solid #000000" fo:background-color="#cccccc" fo:border-left="none" fo:border-right="0.74pt solid #000000" fo:border-top="none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number-columns-repeated="2" table:default-cell-style-name="ce16"/>
        <table:table-column table:style-name="co1" table:default-cell-style-name="ce27"/>
        <table:table-column table:style-name="co3" table:number-columns-repeated="2" table:default-cell-style-name="ce15"/>
        <table:table-column table:style-name="co4" table:default-cell-style-name="ce15"/>
        <table:table-column table:style-name="co1" table:default-cell-style-name="ce35"/>
        <table:table-column table:style-name="co2" table:number-columns-repeated="2" table:default-cell-style-name="ce16"/>
        <table:table-column table:style-name="co1" table:default-cell-style-name="ce43"/>
        <table:table-row table:style-name="ro1">
          <table:table-cell table:style-name="ce1"/>
          <table:table-cell table:style-name="Default" table:number-columns-repeated="2"/>
          <table:table-cell table:style-name="ce3"/>
          <table:table-cell table:style-name="Default" table:number-columns-repeated="7"/>
        </table:table-row>
        <table:table-row table:style-name="ro2">
          <table:table-cell table:style-name="ce4"/>
          <table:table-cell table:style-name="ce14" table:number-columns-repeated="2"/>
          <table:table-cell table:style-name="ce20"/>
          <table:table-cell table:style-name="ce14" table:number-columns-repeated="6"/>
          <table:table-cell table:style-name="ce38"/>
        </table:table-row>
        <table:table-row table:style-name="ro3">
          <table:table-cell table:style-name="ce5"/>
          <table:table-cell table:style-name="ce15" table:number-columns-repeated="3"/>
          <table:table-cell table:number-columns-repeated="3"/>
          <table:table-cell table:style-name="ce30"/>
          <table:table-cell table:style-name="ce37"/>
          <table:table-cell table:style-name="ce17" office:value-type="string" calcext:value-type="string">
            <text:p>J1</text:p>
          </table:table-cell>
          <table:table-cell table:style-name="ce39"/>
        </table:table-row>
        <table:table-row table:style-name="ro3">
          <table:table-cell table:style-name="ce6" office:value-type="string" calcext:value-type="string">
            <text:p>5V (always on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5V (always on)</text:p>
          </table:table-cell>
          <table:table-cell table:number-columns-repeated="3"/>
          <table:table-cell table:style-name="ce31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5V</text:p>
          </table:table-cell>
        </table:table-row>
        <table:table-row table:style-name="ro3">
          <table:table-cell table:style-name="ce7" office:value-type="string" calcext:value-type="string">
            <text:p>TXSTM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2" office:value-type="string" calcext:value-type="string">
            <text:p>RXSTM</text:p>
          </table:table-cell>
          <table:table-cell table:number-columns-repeated="3"/>
          <table:table-cell table:style-name="ce32" office:value-type="string" calcext:value-type="string">
            <text:p>PHI2_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PHI1_e</text:p>
          </table:table-cell>
        </table:table-row>
        <table:table-row table:style-name="ro3">
          <table:table-cell table:style-name="ce7" office:value-type="string" calcext:value-type="string">
            <text:p>TX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RX0</text:p>
          </table:table-cell>
          <table:table-cell table:number-columns-repeated="3"/>
          <table:table-cell table:style-name="ce32" office:value-type="string" calcext:value-type="string">
            <text:p>R/W_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/IORD</text:p>
          </table:table-cell>
        </table:table-row>
        <table:table-row table:style-name="ro3">
          <table:table-cell table:style-name="ce7" office:value-type="string" calcext:value-type="string">
            <text:p>TX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RX1</text:p>
          </table:table-cell>
          <table:table-cell/>
          <table:table-cell table:style-name="ce29"/>
          <table:table-cell/>
          <table:table-cell table:style-name="ce32" office:value-type="string" calcext:value-type="string">
            <text:p>/MW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/MRD</text:p>
          </table:table-cell>
        </table:table-row>
        <table:table-row table:style-name="ro3">
          <table:table-cell table:style-name="ce8" office:value-type="string" calcext:value-type="string">
            <text:p>SDA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SCL</text:p>
          </table:table-cell>
          <table:table-cell/>
          <table:table-cell table:style-name="ce29"/>
          <table:table-cell/>
          <table:table-cell table:style-name="ce33" office:value-type="string" calcext:value-type="string">
            <text:p>D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/IOWR</text:p>
          </table:table-cell>
        </table:table-row>
        <table:table-row table:style-name="ro3">
          <table:table-cell table:style-name="ce9" office:value-type="string" calcext:value-type="string">
            <text:p>/PH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PH0</text:p>
          </table:table-cell>
          <table:table-cell/>
          <table:table-cell table:style-name="ce29"/>
          <table:table-cell/>
          <table:table-cell table:style-name="ce33" office:value-type="string" calcext:value-type="string">
            <text:p>D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42" office:value-type="string" calcext:value-type="string">
            <text:p>D1</text:p>
          </table:table-cell>
        </table:table-row>
        <table:table-row table:style-name="ro3">
          <table:table-cell table:style-name="ce9" office:value-type="string" calcext:value-type="string">
            <text:p>CLKF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4" office:value-type="string" calcext:value-type="string">
            <text:p>CLKS</text:p>
          </table:table-cell>
          <table:table-cell/>
          <table:table-cell table:style-name="ce29"/>
          <table:table-cell/>
          <table:table-cell table:style-name="ce33" office:value-type="string" calcext:value-type="string">
            <text:p>D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42" office:value-type="string" calcext:value-type="string">
            <text:p>D3</text:p>
          </table:table-cell>
        </table:table-row>
        <table:table-row table:style-name="ro3">
          <table:table-cell table:style-name="ce9" office:value-type="string" calcext:value-type="string">
            <text:p>CLK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5" office:value-type="string" calcext:value-type="string">
            <text:p>/CPUFREE</text:p>
          </table:table-cell>
          <table:table-cell/>
          <table:table-cell table:style-name="ce29" office:value-type="string" calcext:value-type="string">
            <text:p>Board </text:p>
          </table:table-cell>
          <table:table-cell/>
          <table:table-cell table:style-name="ce33" office:value-type="string" calcext:value-type="string">
            <text:p>D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42" office:value-type="string" calcext:value-type="string">
            <text:p>D5</text:p>
          </table:table-cell>
        </table:table-row>
        <table:table-row table:style-name="ro3">
          <table:table-cell table:style-name="ce10" office:value-type="string" calcext:value-type="string">
            <text:p>/BUSCLR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RES1</text:p>
          </table:table-cell>
          <table:table-cell/>
          <table:table-cell table:style-name="ce29" office:value-type="string" calcext:value-type="string">
            <text:p>space</text:p>
          </table:table-cell>
          <table:table-cell/>
          <table:table-cell table:style-name="ce34" office:value-type="string" calcext:value-type="string">
            <text:p>/RS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42" office:value-type="string" calcext:value-type="string">
            <text:p>D7</text:p>
          </table:table-cell>
        </table:table-row>
        <table:table-row table:style-name="ro3">
          <table:table-cell table:style-name="ce11" office:value-type="string" calcext:value-type="string">
            <text:p>RES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RES3</text:p>
          </table:table-cell>
          <table:table-cell/>
          <table:table-cell table:style-name="ce29"/>
          <table:table-cell/>
          <table:table-cell office:value-type="string" calcext:value-type="string">
            <text:p>A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0</text:p>
          </table:table-cell>
        </table:table-row>
        <table:table-row table:style-name="ro3">
          <table:table-cell table:style-name="ce11" office:value-type="string" calcext:value-type="string">
            <text:p>RES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RES5</text:p>
          </table:table-cell>
          <table:table-cell/>
          <table:table-cell table:style-name="ce29"/>
          <table:table-cell/>
          <table:table-cell office:value-type="string" calcext:value-type="string">
            <text:p>A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</table:table-row>
        <table:table-row table:style-name="ro3">
          <table:table-cell office:value-type="string" calcext:value-type="string">
            <text:p>/CE_EXT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E_EXT12</text:p>
          </table:table-cell>
          <table:table-cell/>
          <table:table-cell table:style-name="ce29"/>
          <table:table-cell/>
          <table:table-cell office:value-type="string" calcext:value-type="string">
            <text:p>A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</table:table-row>
        <table:table-row table:style-name="ro3">
          <table:table-cell office:value-type="string" calcext:value-type="string">
            <text:p>/CE_EXT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E_EXT10</text:p>
          </table:table-cell>
          <table:table-cell/>
          <table:table-cell table:style-name="ce29"/>
          <table:table-cell/>
          <table:table-cell office:value-type="string" calcext:value-type="string">
            <text:p>A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6</text:p>
          </table:table-cell>
        </table:table-row>
        <table:table-row table:style-name="ro3">
          <table:table-cell office:value-type="string" calcext:value-type="string">
            <text:p>/CE_EXT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E_EXT8</text:p>
          </table:table-cell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8</text:p>
          </table:table-cell>
        </table:table-row>
        <table:table-row table:style-name="ro3">
          <table:table-cell office:value-type="string" calcext:value-type="string">
            <text:p>/CE_EXT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E_EXT6</text:p>
          </table:table-cell>
          <table:table-cell table:number-columns-repeated="3"/>
          <table:table-cell office:value-type="string" calcext:value-type="string">
            <text:p>A1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10</text:p>
          </table:table-cell>
        </table:table-row>
        <table:table-row table:style-name="ro3">
          <table:table-cell office:value-type="string" calcext:value-type="string">
            <text:p>/CE_EXT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E_EXT4</text:p>
          </table:table-cell>
          <table:table-cell table:number-columns-repeated="3"/>
          <table:table-cell office:value-type="string" calcext:value-type="string">
            <text:p>A1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12</text:p>
          </table:table-cell>
        </table:table-row>
        <table:table-row table:style-name="ro3">
          <table:table-cell office:value-type="string" calcext:value-type="string">
            <text:p>/CE_EXT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E_EXT2</text:p>
          </table:table-cell>
          <table:table-cell table:number-columns-repeated="3"/>
          <table:table-cell office:value-type="string" calcext:value-type="string">
            <text:p>A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14</text:p>
          </table:table-cell>
        </table:table-row>
        <table:table-row table:style-name="ro3">
          <table:table-cell office:value-type="string" calcext:value-type="string">
            <text:p>/CE_EXT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E_EXT0</text:p>
          </table:table-cell>
          <table:table-cell table:number-columns-repeated="3"/>
          <table:table-cell office:value-type="string" calcext:value-type="string">
            <text:p>A1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16</text:p>
          </table:table-cell>
        </table:table-row>
        <table:table-row table:style-name="ro3">
          <table:table-cell table:style-name="ce6" office:value-type="string" calcext:value-type="string">
            <text:p>3V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A1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18</text:p>
          </table:table-cell>
        </table:table-row>
        <table:table-row table:style-name="ro4">
          <table:table-cell table:style-name="ce6"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GND</text:p>
          </table:table-cell>
          <table:table-cell table:number-columns-repeated="3"/>
          <table:table-cell table:style-name="ce36" office:value-type="string" calcext:value-type="string">
            <text:p>GND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40" office:value-type="string" calcext:value-type="string">
            <text:p>GND</text:p>
          </table:table-cell>
        </table:table-row>
        <table:table-row table:style-name="ro4">
          <table:table-cell table:style-name="ce13"/>
          <table:table-cell table:style-name="ce17" office:value-type="string" calcext:value-type="string">
            <text:p>J2</text:p>
          </table:table-cell>
          <table:table-cell table:style-name="ce18" table:number-columns-repeated="8"/>
          <table:table-cell table:style-name="ce44"/>
        </table:table-row>
        <table:table-row table:style-name="ro4">
          <table:table-cell table:style-name="Default" table:number-columns-repeated="11"/>
        </table:table-row>
        <table:table-row table:style-name="ro4">
          <table:table-cell table:style-name="Default" office:value-type="string" calcext:value-type="string">
            <text:p>CLK1</text:p>
          </table:table-cell>
          <table:table-cell table:style-name="Default" office:value-type="string" calcext:value-type="string">
            <text:p>1 Hz slow clock. Comes from STM32 on RAMROM Board</text:p>
          </table:table-cell>
          <table:table-cell table:style-name="Default" table:number-columns-repeated="9"/>
        </table:table-row>
        <table:table-row table:style-name="ro4">
          <table:table-cell table:style-name="Default" office:value-type="string" calcext:value-type="string">
            <text:p>CLKS</text:p>
          </table:table-cell>
          <table:table-cell table:style-name="Default" office:value-type="string" calcext:value-type="string">
            <text:p>Serial Clock</text:p>
          </table:table-cell>
          <table:table-cell table:style-name="Default" table:number-columns-repeated="9"/>
        </table:table-row>
        <table:table-row table:style-name="ro4">
          <table:table-cell table:style-name="Default" office:value-type="string" calcext:value-type="string">
            <text:p>CLKF</text:p>
          </table:table-cell>
          <table:table-cell table:style-name="Default" office:value-type="string" calcext:value-type="string">
            <text:p>Video or CPU Clock (8x of actual CPU Clock)</text:p>
          </table:table-cell>
          <table:table-cell table:style-name="Default" table:number-columns-repeated="9"/>
        </table:table-row>
        <table:table-row table:style-name="ro4">
          <table:table-cell table:style-name="Default" office:value-type="string" calcext:value-type="string">
            <text:p>PH0 and /PH0</text:p>
          </table:table-cell>
          <table:table-cell table:style-name="Default" office:value-type="string" calcext:value-type="string">
            <text:p>CPU Clock with Phase 0 and 180° for second CPU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3:43:44.736902463</meta:creation-date>
    <dc:date>2025-01-29T20:59:35.519590986</dc:date>
    <meta:editing-duration>PT36M11S</meta:editing-duration>
    <meta:editing-cycles>16</meta:editing-cycles>
    <meta:generator>LibreOffice/7.3.7.2$Linux_X86_64 LibreOffice_project/30$Build-2</meta:generator>
    <meta:print-date>2023-03-17T13:58:24.510561848</meta:print-date>
    <meta:document-statistic meta:table-count="1" meta:cell-count="172" meta:object-count="0"/>
  </office:meta>
</office:document-meta>
</file>